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ministratorzy">
        <table:table-row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string">
            <text:p>Tomasz</text:p>
          </table:table-cell>
          <table:table-cell office:value-type="string">
            <text:p>Kowalski</text:p>
          </table:table-cell>
        </table:table-row>
      </table:table>
      <table:table table:name="czytelnicy">
        <table:table-row>
          <table:table-cell office:value-type="float" office:value="1">
            <text:p>1</text:p>
          </table:table-cell>
          <table:table-cell office:value-type="string">
            <text:p>Marcin</text:p>
          </table:table-cell>
          <table:table-cell office:value-type="string">
            <text:p>Gortat</text:p>
          </table:table-cell>
          <table:table-cell office:value-type="string">
            <text:p>123456789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onika</text:p>
          </table:table-cell>
          <table:table-cell office:value-type="string">
            <text:p>Nowak</text:p>
          </table:table-cell>
          <table:table-cell office:value-type="string">
            <text:p>98765432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Oliwia</text:p>
          </table:table-cell>
          <table:table-cell office:value-type="string">
            <text:p>Senna</text:p>
          </table:table-cell>
          <table:table-cell office:value-type="string">
            <text:p>87342872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Kamil</text:p>
          </table:table-cell>
          <table:table-cell office:value-type="string">
            <text:p>Ziemniak</text:p>
          </table:table-cell>
          <table:table-cell office:value-type="string">
            <text:p>11223344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artosz</text:p>
          </table:table-cell>
          <table:table-cell office:value-type="string">
            <text:p>Kowalski</text:p>
          </table:table-cell>
          <table:table-cell office:value-type="string">
            <text:p>987667897</text:p>
          </table:table-cell>
        </table:table-row>
      </table:table>
      <table:table table:name="ksiazki">
        <table:table-row>
          <table:table-cell office:value-type="float" office:value="1">
            <text:p>1</text:p>
          </table:table-cell>
          <table:table-cell office:value-type="string">
            <text:p>Hobbit</text:p>
          </table:table-cell>
          <table:table-cell office:value-type="string">
            <text:p>fantasy</text:p>
          </table:table-cell>
          <table:table-cell office:value-type="string">
            <text:p>J.R.R. Tolkien</text:p>
          </table:table-cell>
          <table:table-cell office:value-type="string">
            <text:p>dostÄ™pna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olowanie na czerwony paÅºdziernik</text:p>
          </table:table-cell>
          <table:table-cell office:value-type="string">
            <text:p>sensacja</text:p>
          </table:table-cell>
          <table:table-cell office:value-type="string">
            <text:p>Tom Clancy</text:p>
          </table:table-cell>
          <table:table-cell office:value-type="string">
            <text:p>dostÄ™pna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arry Potter i Komnata Tajemnic</text:p>
          </table:table-cell>
          <table:table-cell office:value-type="string">
            <text:p>fantasy</text:p>
          </table:table-cell>
          <table:table-cell office:value-type="string">
            <text:p>J.K. Rowling</text:p>
          </table:table-cell>
          <table:table-cell office:value-type="string">
            <text:p>dostÄ™pna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iasteczko Salem</text:p>
          </table:table-cell>
          <table:table-cell office:value-type="string">
            <text:p>horror</text:p>
          </table:table-cell>
          <table:table-cell office:value-type="string">
            <text:p>Stephen King</text:p>
          </table:table-cell>
          <table:table-cell office:value-type="string">
            <text:p>dostÄ™pna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WiedÅºmin - Ostatnie Å¼yczenie</text:p>
          </table:table-cell>
          <table:table-cell office:value-type="string">
            <text:p>fantasy</text:p>
          </table:table-cell>
          <table:table-cell office:value-type="string">
            <text:p>Andrzej Sapkowski</text:p>
          </table:table-cell>
          <table:table-cell office:value-type="string">
            <text:p>dostÄ™pna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KsiÄ™Å¼niczka z lodu</text:p>
          </table:table-cell>
          <table:table-cell office:value-type="string">
            <text:p>kryminaÅ‚</text:p>
          </table:table-cell>
          <table:table-cell office:value-type="string">
            <text:p>Camille Lackberg</text:p>
          </table:table-cell>
          <table:table-cell office:value-type="string">
            <text:p>dostÄ™pna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nia z Zielonego WzgÃ³rza</text:p>
          </table:table-cell>
          <table:table-cell office:value-type="string">
            <text:p>obyczajowa</text:p>
          </table:table-cell>
          <table:table-cell office:value-type="string">
            <text:p>Lucy Maud Montgomery</text:p>
          </table:table-cell>
          <table:table-cell office:value-type="string">
            <text:p>dostÄ™pna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aÅ‚y ksiÄ…Å¼e</text:p>
          </table:table-cell>
          <table:table-cell office:value-type="string">
            <text:p>literatura piÄ™kna</text:p>
          </table:table-cell>
          <table:table-cell office:value-type="string">
            <text:p>Antoine de Saint-ExupÃ©ry</text:p>
          </table:table-cell>
          <table:table-cell office:value-type="string">
            <text:p>dostÄ™pna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W pustyni i w puszczy</text:p>
          </table:table-cell>
          <table:table-cell office:value-type="string">
            <text:p>literatura piÄ™kna</text:p>
          </table:table-cell>
          <table:table-cell office:value-type="string">
            <text:p>Henryk Sienkiewicz</text:p>
          </table:table-cell>
          <table:table-cell office:value-type="string">
            <text:p>dostÄ™pna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Lalka</text:p>
          </table:table-cell>
          <table:table-cell office:value-type="string">
            <text:p>klasyka</text:p>
          </table:table-cell>
          <table:table-cell office:value-type="string">
            <text:p>BolesÅ‚aw Prus</text:p>
          </table:table-cell>
          <table:table-cell office:value-type="string">
            <text:p>dostÄ™pna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4</meta:generator>
    <meta:initial-creator>phpMyAdmin 5.0.4</meta:initial-creator>
    <meta:creation-date>2021-06-23T16:33:26</meta:creation-date>
  </office:meta>
</office:document-meta>
</file>